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8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id original</text:p>
          </table:table-cell>
        </table:table-row>
        <table:table-row table:style-name="ro1">
          <table:table-cell office:value-type="string" calcext:value-type="string">
            <text:p>01A01/01EP-MAISON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15" calcext:value-type="float">
            <text:p>118015</text:p>
          </table:table-cell>
        </table:table-row>
        <table:table-row table:style-name="ro1">
          <table:table-cell office:value-type="string" calcext:value-type="string">
            <text:p>01A03/01EP-REAL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1A05/01EP-ADOLFO VAN PRA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1A14/01EP-FALUCH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1A16/01EP-OJE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1A17/01EP-ALTA ITAL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1A21/01EP-INGENIERO LUIG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1A22/01EP-EMBAJADOR MARTI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1B01/01EP-CORONEL HILARIO LAG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1B03/01EP-SARA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1B04/01EP-BERNARDO LARRO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1B14/01EM Intendente Alve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55" calcext:value-type="float">
            <text:p>121255</text:p>
          </table:table-cell>
        </table:table-row>
        <table:table-row table:style-name="ro1">
          <table:table-cell office:value-type="string" calcext:value-type="string">
            <text:p>01B14/01EP-INTENDENTE ALVE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1B19/01EP-CEBALL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1B21/01EP-VERTI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1C07/01EP-TREBOLA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1C09/01EP-SPELUZZ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1C12/01EM General P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375" calcext:value-type="float">
            <text:p>121375</text:p>
          </table:table-cell>
        </table:table-row>
        <table:table-row table:style-name="ro1">
          <table:table-cell office:value-type="string" calcext:value-type="string">
            <text:p>01C12/01EP-GENERAL P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1C16/01EP-AGUSTO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1C18/01EP-DORI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1D01/01EM Don Osval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55" calcext:value-type="float">
            <text:p>47455</text:p>
          </table:table-cell>
        </table:table-row>
        <table:table-row table:style-name="ro1">
          <table:table-cell office:value-type="string" calcext:value-type="string">
            <text:p>01D12/01EP-ARA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1D14/01EP-TREN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1D16/01EP-METIL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1D24/01EP-MONTE NIEV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2A02/01EP-EDUARDO CAST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2A16/01EP-MAURICIO MAY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2A18/01EP-WINIFRE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2B07/01EM QUEMU QUEM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15" calcext:value-type="float">
            <text:p>91315</text:p>
          </table:table-cell>
        </table:table-row>
        <table:table-row table:style-name="ro1">
          <table:table-cell office:value-type="string" calcext:value-type="string">
            <text:p>02B07/01EP-QUEMU QUEM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2B10/01EP-VILLA MIRAS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2B11/01EP-COLONIA BAR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B14/01EP-MIGUEL C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2B16/01EP-RELM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02C05/01EP-CATRI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2C08/01EP-LONQUIM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2C09/01EP-LA GL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2C10/01EP-URIBUR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2D06/01EP-ANGU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2D12/01EMno v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835" calcext:value-type="float">
            <text:p>112835</text:p>
          </table:table-cell>
        </table:table-row>
        <table:table-row table:style-name="ro1">
          <table:table-cell office:value-type="string" calcext:value-type="string">
            <text:p>02D12/01EM-SANTA RO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855" calcext:value-type="float">
            <text:p>112855</text:p>
          </table:table-cell>
        </table:table-row>
        <table:table-row table:style-name="ro1">
          <table:table-cell office:value-type="string" calcext:value-type="string">
            <text:p>02D12/01EP-SANTA RO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2D15/01EM-ANGUIL-I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02D19/01EP-TO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2D22/01EP-CACHIRU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95" calcext:value-type="float">
            <text:p>117995</text:p>
          </table:table-cell>
        </table:table-row>
        <table:table-row table:style-name="ro1">
          <table:table-cell office:value-type="string" calcext:value-type="string">
            <text:p>03A10/01EP-NA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3A13/01EP-ATALIVA RO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3A16/01EM Dob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335" calcext:value-type="float">
            <text:p>121335</text:p>
          </table:table-cell>
        </table:table-row>
        <table:table-row table:style-name="ro1">
          <table:table-cell office:value-type="string" calcext:value-type="string">
            <text:p>03A16/01EP-DOB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3A20/01EP-QUEH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3B01/01EP-CEREA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3B03/01EP-MIGUEL RIGL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3B04/01EP-TOMAS ANCHOR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3B16/01EP-ROL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3B18/01EP-MACACH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3B24/01EM-SALINAS GRAN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03C09/01EP-ALPACHI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3C14/01EP-GENERAL MANUEL J. CAMP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3C16/01EP-COLONIA SANTA TERE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03C24/01EP-GUATRAC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3D03/01EP-PADRE BUO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55" calcext:value-type="float">
            <text:p>118055</text:p>
          </table:table-cell>
        </table:table-row>
        <table:table-row table:style-name="ro1">
          <table:table-cell office:value-type="string" calcext:value-type="string">
            <text:p>03D13/01EP-COLONIA SANTA M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35" calcext:value-type="float">
            <text:p>118035</text:p>
          </table:table-cell>
        </table:table-row>
        <table:table-row table:style-name="ro1">
          <table:table-cell office:value-type="string" calcext:value-type="string">
            <text:p>03D19/01EP-UNAN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3D24/01EP-PER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4B11/01EP-ABRAM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4B12/01EP-BERNASCO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4B17/01EP-GENERAL SAN MART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4B25/01EP-JACINTO ARAU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7B01/01EP-CHAMAICÓ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7B04/01EP-RANC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7B04/01EP-RANCUL (KAPLUK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string" calcext:value-type="string">
            <text:p>07B05/01EP-QUETREQU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7B06/01EP-PAR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7B19/01EP-EL TA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07C06/01EP-CALEUF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7C11/01EP-LA MARUJ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7C13/01EP-PICHI HUIN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7D15/01EP-INGENIERO FO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8A16/01EP-LUAN TO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8A18/01EP-LOVENTU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8A19/01EM Vict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75" calcext:value-type="float">
            <text:p>121275</text:p>
          </table:table-cell>
        </table:table-row>
        <table:table-row table:style-name="ro1">
          <table:table-cell office:value-type="string" calcext:value-type="string">
            <text:p>08A19/01EP-VICT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8A21/01EP-TEL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8B06/01EP-CONHE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8B09/01EP-RUCANE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8D08/01EP-CARRO QUEM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9C05/01EP-UTRAC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9C06/01EM General Ach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75" calcext:value-type="float">
            <text:p>112575</text:p>
          </table:table-cell>
        </table:table-row>
        <table:table-row table:style-name="ro1">
          <table:table-cell office:value-type="string" calcext:value-type="string">
            <text:p>09C06/01EP-GENERAL ACH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9C06/02EM La Elba-I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735" calcext:value-type="float">
            <text:p>133735</text:p>
          </table:table-cell>
        </table:table-row>
        <table:table-row table:style-name="ro1">
          <table:table-cell office:value-type="string" calcext:value-type="string">
            <text:p>10A20/01EP-LIHUE CALEL</text:p>
          </table:table-cell>
          <table:table-cell office:value-type="float" office:value="-38.85" calcext:value-type="float">
            <text:p>-38,85</text:p>
          </table:table-cell>
          <table:table-cell office:value-type="float" office:value="-65.63333" calcext:value-type="float">
            <text:p>-65,63</text:p>
          </table:table-cell>
          <table:table-cell office:value-type="float" office:value="156315" calcext:value-type="float">
            <text:p>156315</text:p>
          </table:table-cell>
        </table:table-row>
        <table:table-row table:style-name="ro1">
          <table:table-cell office:value-type="string" calcext:value-type="string">
            <text:p>10A20/EM-LIHUE CALEL</text:p>
          </table:table-cell>
          <table:table-cell office:value-type="float" office:value="-38.85" calcext:value-type="float">
            <text:p>-38,85</text:p>
          </table:table-cell>
          <table:table-cell office:value-type="float" office:value="-65.63" calcext:value-type="float">
            <text:p>-65,63</text:p>
          </table:table-cell>
          <table:table-cell office:value-type="float" office:value="174435" calcext:value-type="float">
            <text:p>174435</text:p>
          </table:table-cell>
        </table:table-row>
        <table:table-row table:style-name="ro1">
          <table:table-cell office:value-type="string" calcext:value-type="string">
            <text:p>14A13/01EM Meau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35" calcext:value-type="float">
            <text:p>91335</text:p>
          </table:table-cell>
        </table:table-row>
        <table:table-row table:style-name="ro1">
          <table:table-cell office:value-type="string" calcext:value-type="string">
            <text:p>14D08/01EM-CHACHARRAMEN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755" calcext:value-type="float">
            <text:p>133755</text:p>
          </table:table-cell>
        </table:table-row>
        <table:table-row table:style-name="ro1">
          <table:table-cell office:value-type="string" calcext:value-type="string">
            <text:p>14D08/01EP-CHACHARRAMEN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D01/01EM-PUELCHES</text:p>
          </table:table-cell>
          <table:table-cell office:value-type="float" office:value="-38.15" calcext:value-type="float">
            <text:p>-38,15</text:p>
          </table:table-cell>
          <table:table-cell office:value-type="float" office:value="-66.833" calcext:value-type="float">
            <text:p>-66,83</text:p>
          </table:table-cell>
          <table:table-cell office:value-type="float" office:value="172655" calcext:value-type="float">
            <text:p>172655</text:p>
          </table:table-cell>
        </table:table-row>
        <table:table-row table:style-name="ro1">
          <table:table-cell office:value-type="string" calcext:value-type="string">
            <text:p>15D01/01EP-PUELCH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575" calcext:value-type="float">
            <text:p>185575</text:p>
          </table:table-cell>
        </table:table-row>
        <table:table-row table:style-name="ro1">
          <table:table-cell office:value-type="string" calcext:value-type="string">
            <text:p>18A19/EP-SANTA ISABEL</text:p>
          </table:table-cell>
          <table:table-cell office:value-type="float" office:value="-37.1333" calcext:value-type="float">
            <text:p>-37,13</text:p>
          </table:table-cell>
          <table:table-cell office:value-type="float" office:value="-67.35" calcext:value-type="float">
            <text:p>-67,35</text:p>
          </table:table-cell>
          <table:table-cell office:value-type="float" office:value="174515" calcext:value-type="float">
            <text:p>174515</text:p>
          </table:table-cell>
        </table:table-row>
        <table:table-row table:style-name="ro1">
          <table:table-cell office:value-type="string" calcext:value-type="string">
            <text:p>19A24/01EM-LIMAY MAHUIDA</text:p>
          </table:table-cell>
          <table:table-cell office:value-type="float" office:value="-37.69" calcext:value-type="float">
            <text:p>-37,69</text:p>
          </table:table-cell>
          <table:table-cell office:value-type="float" office:value="-67.1" calcext:value-type="float">
            <text:p>-67,1</text:p>
          </table:table-cell>
          <table:table-cell office:value-type="float" office:value="172675" calcext:value-type="float">
            <text:p>172675</text:p>
          </table:table-cell>
        </table:table-row>
        <table:table-row table:style-name="ro1">
          <table:table-cell office:value-type="string" calcext:value-type="string">
            <text:p>19A24/EP-LIMAY MAHUIDA</text:p>
          </table:table-cell>
          <table:table-cell office:value-type="float" office:value="-37.69" calcext:value-type="float">
            <text:p>-37,69</text:p>
          </table:table-cell>
          <table:table-cell office:value-type="float" office:value="-67.1" calcext:value-type="float">
            <text:p>-67,1</text:p>
          </table:table-cell>
          <table:table-cell office:value-type="float" office:value="174495" calcext:value-type="float">
            <text:p>174495</text:p>
          </table:table-cell>
        </table:table-row>
        <table:table-row table:style-name="ro1">
          <table:table-cell office:value-type="string" calcext:value-type="string">
            <text:p>19C18/01EP-LA REFOR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475" calcext:value-type="float">
            <text:p>174475</text:p>
          </table:table-cell>
        </table:table-row>
        <table:table-row table:style-name="ro1">
          <table:table-cell office:value-type="string" calcext:value-type="string">
            <text:p>23A23/01EM-LA HUM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535" calcext:value-type="float">
            <text:p>174535</text:p>
          </table:table-cell>
        </table:table-row>
        <table:table-row table:style-name="ro1">
          <table:table-cell office:value-type="string" calcext:value-type="string">
            <text:p>23A23EP-LA HUM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875" calcext:value-type="float">
            <text:p>176875</text:p>
          </table:table-cell>
        </table:table-row>
        <table:table-row table:style-name="ro1">
          <table:table-cell office:value-type="string" calcext:value-type="string">
            <text:p>23C05/01EM-ALGARROBO DEL AGUILA</text:p>
          </table:table-cell>
          <table:table-cell office:value-type="float" office:value="-36.399" calcext:value-type="float">
            <text:p>-36,4</text:p>
          </table:table-cell>
          <table:table-cell office:value-type="float" office:value="-67.145" calcext:value-type="float">
            <text:p>-67,15</text:p>
          </table:table-cell>
          <table:table-cell office:value-type="float" office:value="172575" calcext:value-type="float">
            <text:p>172575</text:p>
          </table:table-cell>
        </table:table-row>
        <table:table-row table:style-name="ro1">
          <table:table-cell office:value-type="string" calcext:value-type="string">
            <text:p>23C05/EP-ALGARROBO DEL AGUILA</text:p>
          </table:table-cell>
          <table:table-cell office:value-type="float" office:value="-36.399" calcext:value-type="float">
            <text:p>-36,4</text:p>
          </table:table-cell>
          <table:table-cell office:value-type="float" office:value="-67.145" calcext:value-type="float">
            <text:p>-67,15</text:p>
          </table:table-cell>
          <table:table-cell office:value-type="float" office:value="185635" calcext:value-type="float">
            <text:p>185635</text:p>
          </table:table-cell>
        </table:table-row>
        <table:table-row table:style-name="ro1">
          <table:table-cell office:value-type="string" calcext:value-type="string">
            <text:p>24C10/01EM-PUELEN</text:p>
          </table:table-cell>
          <table:table-cell office:value-type="float" office:value="-37.916" calcext:value-type="float">
            <text:p>-37,92</text:p>
          </table:table-cell>
          <table:table-cell office:value-type="float" office:value="-67.733" calcext:value-type="float">
            <text:p>-67,73</text:p>
          </table:table-cell>
          <table:table-cell office:value-type="float" office:value="172615" calcext:value-type="float">
            <text:p>172615</text:p>
          </table:table-cell>
        </table:table-row>
        <table:table-row table:style-name="ro1">
          <table:table-cell office:value-type="string" calcext:value-type="string">
            <text:p>24C10/01EP-PUELEN</text:p>
          </table:table-cell>
          <table:table-cell office:value-type="float" office:value="-37.916" calcext:value-type="float">
            <text:p>-37,92</text:p>
          </table:table-cell>
          <table:table-cell office:value-type="float" office:value="-67.733" calcext:value-type="float">
            <text:p>-67,73</text:p>
          </table:table-cell>
          <table:table-cell office:value-type="float" office:value="185615" calcext:value-type="float">
            <text:p>185615</text:p>
          </table:table-cell>
        </table:table-row>
        <table:table-row table:style-name="ro1">
          <table:table-cell office:value-type="string" calcext:value-type="string">
            <text:p>25 DE MAY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8C20/EP-ARBOL SOLO</text:p>
          </table:table-cell>
          <table:table-cell office:value-type="float" office:value="-36" calcext:value-type="float">
            <text:p>-36</text:p>
          </table:table-cell>
          <table:table-cell office:value-type="float" office:value="-66" calcext:value-type="float">
            <text:p>-66</text:p>
          </table:table-cell>
          <table:table-cell office:value-type="float" office:value="174455" calcext:value-type="float">
            <text:p>174455</text:p>
          </table:table-cell>
        </table:table-row>
        <table:table-row table:style-name="ro1">
          <table:table-cell office:value-type="string" calcext:value-type="string">
            <text:p>AGUA DE TOR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AGUAS BUE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ALGARROBO DEL AGUI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ALGARROBO DEL AGUILA-AUTOMAT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ANQUILOB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ANZOATEGU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ARBOL SO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TREU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OEU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TA RANQU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string" calcext:value-type="string">
            <text:p>CACHIRU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SA DE PIED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ATRILO PUESTO CAMINE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CHACHARRAMENDI-AUTOMÁT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OLONIA CH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OLONIA INES Y CARLO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COLONIA RAMON QUI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COLONIA SANTA M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COTI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UCHILLO 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AMIAN MAISON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ON OSVAL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DON SANTIA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DORILA-AUTOMÁT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EL ESCAB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 ÑANDÚ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EL OD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EL SAUZ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EMA-COSERIA-automát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EMILIO MIT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PU P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TABLECIMIENTO DON PE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ESTACIÓN EXPERIMENTAL AGROPECU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GAM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GAVIOT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ENERAL PICO-AEROPUER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GENERAL PICO-I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GOBERNADOR AYA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GOBERNADOR DUV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GUATRACHE AG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HU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HUEL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INGENIERO LUIGGI-AUTOMAT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ISLA CEVAS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ISLA GRAN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IVANOWSK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JAGÜEL DEL MO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KM 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LA ADE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LA GIT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LA HUM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A PASTORIL-CHALIL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LA PORTEÑA-HU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LA REFOR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LEUVU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LIHUE CAL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LIMAY MAHU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MACACHÍN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MARI MAMU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MIRO MARIA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NAICO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PADRE BUO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DRE BUODO-PUESTO CAMINE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PARQUE LU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PASO DE LOS ALGARROB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PAV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PEÑA ALFRE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ichi Mahu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string" calcext:value-type="string">
            <text:p>PUELCH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UEL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QUEMU QUEMU-AUTOMÁT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QUEMU QUEMU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RANCHO ALEG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REALICO-PUESTO CAMINE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REME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REMECO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RESGUARDO PADRE BUO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NTA ISAB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ANTA ROSA AEROPUER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SANTA ROSA (Facultad de Agronomía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SANTA ROSA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SIM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TELEN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TENIENTE GENERAL EMILIO MIT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TIMBO-GENERAL ACH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TREBOLARES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TRIL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URIBURU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VA24-EM1 La Adela- APA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36915" calcext:value-type="float">
            <text:p>136915</text:p>
          </table:table-cell>
        </table:table-row>
        <table:table-row table:style-name="ro1">
          <table:table-cell office:value-type="string" calcext:value-type="string">
            <text:p>VAN PRAET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VICTORICA-FERROCARR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VILLA ALB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XC6-EM1 Cuchillo Có-APA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36935" calcext:value-type="float">
            <text:p>136935</text:p>
          </table:table-cell>
        </table:table-row>
        <table:table-row table:style-name="ro1">
          <table:table-cell office:value-type="string" calcext:value-type="string">
            <text:p>XVD1-EM1 Puelches-APA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36955" calcext:value-type="float">
            <text:p>136955</text:p>
          </table:table-cell>
        </table:table-row>
        <table:table-row table:style-name="ro1">
          <table:table-cell office:value-type="string" calcext:value-type="string">
            <text:p>XXIB10-EM1 Gobernador Duval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34915" calcext:value-type="float">
            <text:p>134915</text:p>
          </table:table-cell>
        </table:table-row>
        <table:table-row table:style-name="ro1">
          <table:table-cell office:value-type="string" calcext:value-type="string">
            <text:p>XXIB10-EM2 Gobernador Duval-APA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36975" calcext:value-type="float">
            <text:p>136975</text:p>
          </table:table-cell>
        </table:table-row>
        <table:table-row table:style-name="ro1">
          <table:table-cell office:value-type="string" calcext:value-type="string">
            <text:p>XXVA14-EM1 25 de Mayo-INTA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34895" calcext:value-type="float">
            <text:p>134895</text:p>
          </table:table-cell>
        </table:table-row>
        <table:table-row table:style-name="ro1">
          <table:table-cell office:value-type="string" calcext:value-type="string">
            <text:p>XXVA17-EM1 Colonia Chica- APA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37015" calcext:value-type="float">
            <text:p>137015</text:p>
          </table:table-cell>
        </table:table-row>
        <table:table-row table:style-name="ro1">
          <table:table-cell office:value-type="string" calcext:value-type="string">
            <text:p>XXVA5-EM2 25 de Mayo-Ente Prov. Rio Colorado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34875" calcext:value-type="float">
            <text:p>134875</text:p>
          </table:table-cell>
        </table:table-row>
        <table:table-row table:style-name="ro1">
          <table:table-cell office:value-type="string" calcext:value-type="string">
            <text:p>XXVA5-EM3 25 de Mayo- APA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36995" calcext:value-type="float">
            <text:p>136995</text:p>
          </table:table-cell>
        </table:table-row>
        <table:table-row table:style-name="ro1">
          <table:table-cell office:value-type="string" calcext:value-type="string">
            <text:p>XXVC4-EM1 Casa de Piedra-UNLPam-COIRCO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34935" calcext:value-type="float">
            <text:p>134935</text:p>
          </table:table-cell>
        </table:table-row>
        <table:table-row table:style-name="ro1">
          <table:table-cell office:value-type="string" calcext:value-type="string">
            <text:p>XXVC5-EM2 Casa de Piedra- APA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37035" calcext:value-type="float">
            <text:p>137035</text:p>
          </table:table-cell>
        </table:table-row>
      </table:table>
      <table:table table:name="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08:57:42.5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5-03-27T15:15:12</meta:creation-date>
    <dc:date>2025-03-28T09:03:30.492000000</dc:date>
    <dc:language>es-ES</dc:language>
    <meta:editing-cycles>3</meta:editing-cycles>
    <meta:editing-duration>PT6M6S</meta:editing-duration>
    <meta:document-statistic meta:table-count="3" meta:cell-count="860" meta:object-count="0"/>
    <meta:user-defined meta:name="Info 1"/>
    <meta:user-defined meta:name="Info 2"/>
    <meta:user-defined meta:name="Info 3"/>
    <meta:user-defined meta:name="Info 4"/>
  </office:meta>
</office:document-meta>
</file>